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B000000DB49A3A13E0BF53CFA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3" style:family="table">
      <style:table-properties style:width="17.002cm" style:rel-width="100%" table:align="center" style:writing-mode="lr-tb"/>
    </style:style>
    <style:style style:name="Tabela3.A" style:family="table-column">
      <style:table-column-properties style:column-width="8.5cm" style:rel-column-width="4819*"/>
    </style:style>
    <style:style style:name="Tabela3.B" style:family="table-column">
      <style:table-column-properties style:column-width="8.502cm" style:rel-column-width="4820*"/>
    </style:style>
    <style:style style:name="Tabela3.A1" style:family="table-cell">
      <style:table-cell-properties fo:padding="0cm" fo:border="none"/>
    </style:style>
    <style:style style:name="Tabela4" style:family="table">
      <style:table-properties style:width="17.002cm" style:rel-width="100%" table:align="center" style:writing-mode="lr-tb"/>
    </style:style>
    <style:style style:name="Tabela4.A" style:family="table-column">
      <style:table-column-properties style:column-width="8.5cm" style:rel-column-width="4819*"/>
    </style:style>
    <style:style style:name="Tabela4.B" style:family="table-column">
      <style:table-column-properties style:column-width="8.502cm" style:rel-column-width="4820*"/>
    </style:style>
    <style:style style:name="Tabela4.A1" style:family="table-cell">
      <style:table-cell-properties fo:padding="0cm" fo:border="none"/>
    </style:style>
    <style:style style:name="P1" style:family="paragraph" style:parent-style-name="Header">
      <loext:graphic-properties draw:fill="bitmap" draw:opacity="0%" draw:fill-image-width="10.294cm" draw:fill-image-height="10.294cm" style:repeat="repeat" draw:fill-image-ref-point-x="0%" draw:fill-image-ref-point-y="0%" draw:fill-image-ref-point="center" draw:tile-repeat-offset="0% vertical"/>
      <style:paragraph-properties fo:background-color="transparent" style:writing-mode="lr-tb"/>
    </style:style>
    <style:style style:name="P2" style:family="paragraph" style:parent-style-name="Text_20_body">
      <style:text-properties officeooo:paragraph-rsid="01c4f483"/>
    </style:style>
    <style:style style:name="P3" style:family="paragraph" style:parent-style-name="Text_20_body">
      <style:text-properties officeooo:paragraph-rsid="013523ed"/>
    </style:style>
    <style:style style:name="P4" style:family="paragraph" style:parent-style-name="Text_20_body">
      <style:text-properties officeooo:paragraph-rsid="012a6d45"/>
    </style:style>
    <style:style style:name="P5" style:family="paragraph" style:parent-style-name="Text_20_body">
      <style:paragraph-properties fo:text-align="start" style:justify-single-word="false"/>
      <style:text-properties officeooo:paragraph-rsid="01c9ca42"/>
    </style:style>
    <style:style style:name="P6" style:family="paragraph" style:parent-style-name="Text_20_body">
      <style:text-properties officeooo:paragraph-rsid="01ca310b"/>
    </style:style>
    <style:style style:name="P7" style:family="paragraph" style:parent-style-name="Text_20_body">
      <style:paragraph-properties fo:text-align="start" style:justify-single-word="false"/>
      <style:text-properties officeooo:rsid="01c9ca42" officeooo:paragraph-rsid="01cb76fb"/>
    </style:style>
    <style:style style:name="P8" style:family="paragraph" style:parent-style-name="Text_20_body">
      <style:paragraph-properties fo:text-align="start" style:justify-single-word="false"/>
      <style:text-properties officeooo:rsid="01c9ca42" officeooo:paragraph-rsid="01ccd868"/>
    </style:style>
    <style:style style:name="P9" style:family="paragraph" style:parent-style-name="Text_20_body">
      <style:paragraph-properties fo:text-align="center" style:justify-single-word="false"/>
      <style:text-properties fo:font-size="6pt" officeooo:paragraph-rsid="01c9ca42" style:font-size-asian="5.25pt" style:font-size-complex="6pt"/>
    </style:style>
    <style:style style:name="P10" style:family="paragraph" style:parent-style-name="Título_20_2_20_em_20_tabela">
      <style:text-properties officeooo:paragraph-rsid="01c4f483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1c4f483"/>
    </style:style>
    <style:style style:name="P13" style:family="paragraph" style:parent-style-name="Table_20_Contents">
      <style:paragraph-properties fo:text-align="center" style:justify-single-word="false"/>
      <style:text-properties officeooo:paragraph-rsid="01ccd868"/>
    </style:style>
    <style:style style:name="P14" style:family="paragraph" style:parent-style-name="Table_20_Contents">
      <style:paragraph-properties fo:text-align="center" style:justify-single-word="false"/>
      <style:text-properties fo:font-size="6pt" style:font-size-asian="5.25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fo:font-size="6pt" officeooo:paragraph-rsid="01c4f483" style:font-size-asian="5.25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fo:font-size="6pt" officeooo:paragraph-rsid="01c4f483" style:font-size-asian="6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officeooo:rsid="01c9ca42" officeooo:paragraph-rsid="01c9ca42"/>
    </style:style>
    <style:style style:name="P19" style:family="paragraph" style:parent-style-name="Table_20_Contents">
      <style:paragraph-properties fo:text-align="center" style:justify-single-word="false"/>
      <style:text-properties officeooo:rsid="01c9ca42" officeooo:paragraph-rsid="01ccd868"/>
    </style:style>
    <style:style style:name="P20" style:family="paragraph" style:parent-style-name="Text_20_body_20_indent">
      <style:paragraph-properties fo:text-align="start" style:justify-single-word="false"/>
      <style:text-properties fo:font-size="6pt" style:font-size-asian="5.25pt" style:font-size-complex="6pt"/>
    </style:style>
    <style:style style:name="P21" style:family="paragraph" style:parent-style-name="Text_20_body_20_indent">
      <style:paragraph-properties fo:text-align="start" style:justify-single-word="false"/>
      <style:text-properties fo:font-size="6pt" officeooo:paragraph-rsid="01c4f483" style:font-size-asian="5.25pt" style:font-size-complex="6pt"/>
    </style:style>
    <style:style style:name="P22" style:family="paragraph" style:parent-style-name="Text_20_body_20_indent">
      <style:text-properties officeooo:paragraph-rsid="01c4f483"/>
    </style:style>
    <style:style style:name="P23" style:family="paragraph" style:parent-style-name="Text_20_body" style:master-page-name="Standard">
      <style:paragraph-properties style:page-number="1"/>
      <style:text-properties officeooo:paragraph-rsid="012a6d45"/>
    </style:style>
    <style:style style:name="P24" style:family="paragraph" style:parent-style-name="Text_20_body">
      <style:text-properties officeooo:paragraph-rsid="013523ed"/>
    </style:style>
    <style:style style:name="P25" style:family="paragraph" style:parent-style-name="Text_20_body">
      <style:text-properties officeooo:paragraph-rsid="01c546fd"/>
    </style:style>
    <style:style style:name="P26" style:family="paragraph" style:parent-style-name="Text_20_body">
      <style:text-properties officeooo:paragraph-rsid="01d05192"/>
    </style:style>
    <style:style style:name="P27" style:family="paragraph" style:parent-style-name="Heading_20_1">
      <style:text-properties officeooo:rsid="00f36a91" officeooo:paragraph-rsid="012a6d45"/>
    </style:style>
    <style:style style:name="P28" style:family="paragraph" style:parent-style-name="Heading_20_1">
      <style:text-properties officeooo:rsid="00f36a91" officeooo:paragraph-rsid="01c4f483"/>
    </style:style>
    <style:style style:name="T1" style:family="text">
      <style:text-properties officeooo:rsid="01069cff"/>
    </style:style>
    <style:style style:name="T2" style:family="text">
      <style:text-properties officeooo:rsid="01c4f483"/>
    </style:style>
    <style:style style:name="T3" style:family="text">
      <style:text-properties officeooo:rsid="0185537d"/>
    </style:style>
    <style:style style:name="T4" style:family="text">
      <style:text-properties officeooo:rsid="01ccd868"/>
    </style:style>
    <style:style style:name="T5" style:family="text">
      <style:text-properties officeooo:rsid="01d05192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Frame">
      <style:graphic-properties style:vertical-pos="middle" style:vertical-rel="baseline" style:horizontal-pos="center" style:horizontal-rel="paragraph"/>
    </style:style>
    <style:style style:name="fr3" style:family="graphic" style:parent-style-name="Graphics">
      <style:graphic-properties style:run-through="background" style:protect="content size position" style:wrap="run-through" style:number-wrapped-paragraphs="no-limit" style:vertical-pos="top" style:vertical-rel="page" style:horizontal-pos="center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ItR" text:name="py3o.line.entry_form_perf_item"/>
        <text:user-field-decl office:value-type="string" office:string-value="LInst" text:name="py3o.line.entry_form_perf_l_inst"/>
        <text:user-field-decl office:value-type="string" office:string-value="Serial" text:name="py3o.line.entry_form_perf_num_serial"/>
        <text:user-field-decl office:value-type="string" office:string-value="Patri" text:name="py3o.line.entry_form_perf_num_pat"/>
      </text:user-field-decls>
      <text:p text:style-name="P23"><text:a xlink:type="simple" xlink:href="py3o://if=%22objects.mco_form_station_first_line_flag==1%22" text:style-name="Internet_20_link" text:visited-style-name="Visited_20_Internet_20_Link"><text:span text:style-name="T1">if="objects.mco_form_station_first_line_flag==1"</text:span></text:a></text:p>
      <text:h text:style-name="P27" text:outline-level="1">Pista Principal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Título_20_2_20_em_20_tabela">Atividades realizadas na Pista Principal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Text_20_body_20_indent"><text:user-field-get text:name="py3o.objects.mco_form_station_sec_line_activities">AtivPistS</text:user-field-get>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20"/>
          </table:table-cell>
          <table:covered-table-cell/>
        </table:table-row>
        <table:table-row>
          <table:table-cell table:style-name="Tabela3.A1" table:number-columns-spanned="2" office:value-type="string">
            <text:p text:style-name="Título_20_2_20_em_20_tabela">EPCs instalados para atendimento na Pista Principal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11"><draw:frame draw:style-name="fr1" draw:name="py3o.image(objects.mco_form_file_pic02.mco_form_file_data, 'png', width=9, height=6, isb64=True)" text:anchor-type="as-char" svg:width="8.999cm" svg:height="6.001cm" draw:z-index="19"><draw:text-box><text:p text:style-name="Frame_20_contents"/></draw:text-box></draw:frame>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14"/>
          </table:table-cell>
          <table:covered-table-cell/>
        </table:table-row>
        <table:table-row>
          <table:table-cell table:style-name="Tabela3.A1" office:value-type="string">
            <text:p text:style-name="P11"><draw:frame draw:style-name="fr1" draw:name="py3o.image(objects.mco_form_file_pic03.mco_form_file_data, 'png', width=6, height=9, isb64=True)" text:anchor-type="as-char" svg:width="6.001cm" svg:height="8.999cm" draw:z-index="0"><draw:text-box><text:p text:style-name="Frame_20_contents"/></draw:text-box></draw:frame></text:p>
          </table:table-cell>
          <table:table-cell table:style-name="Tabela3.A1" office:value-type="string">
            <text:p text:style-name="P11"><draw:frame draw:style-name="fr1" draw:name="py3o.image(objects.mco_form_file_pic08.mco_form_file_data, 'png', width=6, height=9, isb64=True)" text:anchor-type="as-char" svg:width="6.001cm" svg:height="8.999cm" draw:z-index="1"><draw:text-box><text:p text:style-name="Frame_20_contents"/></draw:text-box></draw:frame></text:p>
          </table:table-cell>
        </table:table-row>
        <table:table-row>
          <table:table-cell table:style-name="Tabela3.A1" office:value-type="string">
            <text:p text:style-name="P11">Selo de Manutenção antes do</text:p>
            <text:p text:style-name="P11">início do atendimento</text:p>
          </table:table-cell>
          <table:table-cell table:style-name="Tabela3.A1" office:value-type="string">
            <text:p text:style-name="P11">Selo de Manutenção após o</text:p>
            <text:p text:style-name="P11">término do atendimento</text:p>
          </table:table-cell>
        </table:table-row>
        <text:soft-page-break/>
        <table:table-row>
          <table:table-cell table:style-name="Tabela3.A1" office:value-type="string">
            <text:p text:style-name="P11"><draw:frame draw:style-name="fr1" draw:name="py3o.image(objects.mco_form_file_pic04.mco_form_file_data, 'png', width=6, height=9, isb64=True)" text:anchor-type="as-char" svg:width="6.001cm" svg:height="8.999cm" draw:z-index="2"><draw:text-box><text:p text:style-name="Frame_20_contents"/></draw:text-box></draw:frame></text:p>
          </table:table-cell>
          <table:table-cell table:style-name="Tabela3.A1" office:value-type="string">
            <text:p text:style-name="P11"><draw:frame draw:style-name="fr1" draw:name="py3o.image(objects.mco_form_file_pic07.mco_form_file_data, 'png', width=6, height=9, isb64=True)" text:anchor-type="as-char" svg:width="6.001cm" svg:height="8.999cm" draw:z-index="3"><draw:text-box><text:p text:style-name="Frame_20_contents"/></draw:text-box></draw:frame></text:p>
          </table:table-cell>
        </table:table-row>
        <table:table-row>
          <table:table-cell table:style-name="Tabela3.A1" office:value-type="string">
            <text:p text:style-name="P11">Quadro Pista Fechado com a</text:p>
            <text:p text:style-name="P11">Moldura antes do atendimento</text:p>
          </table:table-cell>
          <table:table-cell table:style-name="Tabela3.A1" office:value-type="string">
            <text:p text:style-name="P11">Quadro Pista Fechado com a</text:p>
            <text:p text:style-name="P11">Moldura após atendimento</text:p>
          </table:table-cell>
        </table:table-row>
        <table:table-row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</table:table-row>
        <table:table-row>
          <table:table-cell table:style-name="Tabela3.A1" office:value-type="string">
            <text:p text:style-name="P11"><draw:frame draw:style-name="fr1" draw:name="py3o.image(objects.mco_form_file_pic05.mco_form_file_data, 'png', width=6, height=9, isb64=True)" text:anchor-type="as-char" svg:width="6.001cm" svg:height="8.999cm" draw:z-index="20"><draw:text-box><text:p text:style-name="Frame_20_contents"/></draw:text-box></draw:frame></text:p>
          </table:table-cell>
          <table:table-cell table:style-name="Tabela3.A1" office:value-type="string">
            <text:p text:style-name="P11"><draw:frame draw:style-name="fr1" draw:name="py3o.image(objects.mco_form_file_pic06.mco_form_file_data, 'png', width=6, height=9, isb64=True)" text:anchor-type="as-char" svg:width="6.001cm" svg:height="8.999cm" draw:z-index="23"><draw:text-box><text:p text:style-name="Frame_20_contents"/></draw:text-box></draw:frame></text:p>
          </table:table-cell>
        </table:table-row>
        <table:table-row>
          <table:table-cell table:style-name="Tabela3.A1" office:value-type="string">
            <text:p text:style-name="P11">Quadro Pista Aberto antes do</text:p>
            <text:p text:style-name="P11">atendimento</text:p>
          </table:table-cell>
          <table:table-cell table:style-name="Tabela3.A1" office:value-type="string">
            <text:p text:style-name="P11">Quadro Pista Aberto após</text:p>
            <text:p text:style-name="P11">atendimento</text:p>
          </table:table-cell>
        </table:table-row>
        <text:soft-page-break/>
        <table:table-row>
          <table:table-cell table:style-name="Tabela3.A1" table:number-columns-spanned="2" office:value-type="string">
            <text:p text:style-name="P11"><draw:frame draw:style-name="fr1" draw:name="py3o.image(objects.mco_form_file_pic26.mco_form_file_data, 'png', width=6, height=9, isb64=True)" text:anchor-type="as-char" svg:width="6.001cm" svg:height="8.999cm" draw:z-index="9"><draw:text-box><text:p text:style-name="Frame_20_contents"/></draw:text-box></draw:frame>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11">Teste de Abastecimento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5"><text:a xlink:type="simple" xlink:href="py3o://if=%22objects.mco_form_station_roof_flag==1%22" text:style-name="Internet_20_link" text:visited-style-name="Visited_20_Internet_20_Link"><text:span text:style-name="T3">if="objects.mco_form_station_roof_flag==1"</text:span></text:a>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9"/>
          </table:table-cell>
          <table:covered-table-cell/>
        </table:table-row>
        <table:table-row>
          <table:table-cell table:style-name="Tabela3.A1" office:value-type="string">
            <text:p text:style-name="P18"><draw:frame draw:style-name="fr1" draw:name="py3o.image(objects.mco_form_file_pic22.mco_form_file_data, 'png', width=6, height=9, isb64=True)" text:anchor-type="as-char" svg:width="6.001cm" svg:height="8.999cm" draw:z-index="24"><draw:text-box><text:p text:style-name="Frame_20_contents"/></draw:text-box></draw:frame></text:p>
          </table:table-cell>
          <table:table-cell table:style-name="Tabela3.A1" office:value-type="string">
            <text:p text:style-name="P18"><draw:frame draw:style-name="fr1" draw:name="py3o.image(objects.mco_form_file_pic23.mco_form_file_data, 'png', width=6, height=9, isb64=True)" text:anchor-type="as-char" svg:width="6.001cm" svg:height="8.999cm" draw:z-index="25"><draw:text-box><text:p text:style-name="Frame_20_contents"/></draw:text-box></draw:frame></text:p>
          </table:table-cell>
        </table:table-row>
        <table:table-row>
          <table:table-cell table:style-name="Tabela3.A1" office:value-type="string">
            <text:p text:style-name="P13"><text:span text:style-name="T4">Luminárias</text:span> antes do</text:p>
            <text:p text:style-name="P19">atendimento</text:p>
          </table:table-cell>
          <table:table-cell table:style-name="Tabela3.A1" office:value-type="string">
            <text:p text:style-name="P13"><text:span text:style-name="T4">Luminárias</text:span> após</text:p>
            <text:p text:style-name="P19">atendimento</text:p>
          </table:table-cell>
        </table:table-row>
        <table:table-row>
          <table:table-cell table:style-name="Tabela3.A1" table:number-columns-spanned="2" office:value-type="string">
            <text:p text:style-name="P8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</table:table-row>
      </table:table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6"><text:a xlink:type="simple" xlink:href="py3o:///if" text:style-name="Internet_20_link" text:visited-style-name="Visited_20_Internet_20_Link"><text:span text:style-name="T1">/if</text:span></text:a></text:p>
      <text:p text:style-name="P25"><text:soft-page-break/><text:a xlink:type="simple" xlink:href="py3o://if=%22objects.mco_form_station_sec_line_flag==1%22" text:style-name="Internet_20_link" text:visited-style-name="Visited_20_Internet_20_Link"><text:span text:style-name="T1">if="objects.mco_form_station_sec_line_flag==1"</text:span></text:a></text:p>
      <text:h text:style-name="P28" text:outline-level="1">Pista <text:span text:style-name="T2">Secundária</text:span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10">Atividades realizadas na Pista <text:span text:style-name="T2">Secundária</text:span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22"><text:user-field-get text:name="py3o.objects.mco_form_station_sec_line_activities">AtivPistS</text:user-field-get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21"/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10">EPCs instalados para atendimento na Pista <text:span text:style-name="T2">Secundária</text:span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12"><draw:frame draw:style-name="fr1" draw:name="py3o.image(objects.mco_form_file_pic09.mco_form_file_data, 'png', width=9, height=6, isb64=True)" text:anchor-type="as-char" svg:width="8.999cm" svg:height="6.001cm" draw:z-index="10"><draw:text-box><text:p text:style-name="Frame_20_contents"/></draw:text-box></draw:frame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15"/>
          </table:table-cell>
          <table:covered-table-cell/>
        </table:table-row>
        <table:table-row>
          <table:table-cell table:style-name="Tabela4.A1" office:value-type="string">
            <text:p text:style-name="P12"><draw:frame draw:style-name="fr1" draw:name="py3o.image(objects.mco_form_file_pic10.mco_form_file_data, 'png', width=6, height=9, isb64=True)" text:anchor-type="as-char" svg:width="6.001cm" svg:height="8.999cm" draw:z-index="11"><draw:text-box><text:p text:style-name="Frame_20_contents"/></draw:text-box></draw:frame></text:p>
          </table:table-cell>
          <table:table-cell table:style-name="Tabela4.A1" office:value-type="string">
            <text:p text:style-name="P12"><draw:frame draw:style-name="fr1" draw:name="py3o.image(objects.mco_form_file_pic15.mco_form_file_data, 'png', width=6, height=9, isb64=True)" text:anchor-type="as-char" svg:width="6.001cm" svg:height="8.999cm" draw:z-index="12"><draw:text-box><text:p text:style-name="Frame_20_contents"/></draw:text-box></draw:frame></text:p>
          </table:table-cell>
        </table:table-row>
        <table:table-row>
          <table:table-cell table:style-name="Tabela4.A1" office:value-type="string">
            <text:p text:style-name="P12">Selo de Manutenção antes do</text:p>
            <text:p text:style-name="P12">início do atendimento</text:p>
          </table:table-cell>
          <table:table-cell table:style-name="Tabela4.A1" office:value-type="string">
            <text:p text:style-name="P12">Selo de Manutenção após o</text:p>
            <text:p text:style-name="P12">término do atendimento</text:p>
          </table:table-cell>
        </table:table-row>
        <text:soft-page-break/>
        <table:table-row>
          <table:table-cell table:style-name="Tabela4.A1" office:value-type="string">
            <text:p text:style-name="P12"><draw:frame draw:style-name="fr1" draw:name="py3o.image(objects.mco_form_file_pic11.mco_form_file_data, 'png', width=6, height=9, isb64=True)" text:anchor-type="as-char" svg:width="6.001cm" svg:height="8.999cm" draw:z-index="13"><draw:text-box><text:p text:style-name="Frame_20_contents"/></draw:text-box></draw:frame></text:p>
          </table:table-cell>
          <table:table-cell table:style-name="Tabela4.A1" office:value-type="string">
            <text:p text:style-name="P12"><draw:frame draw:style-name="fr1" draw:name="py3o.image(objects.mco_form_file_pic14.mco_form_file_data, 'png', width=6, height=9, isb64=True)" text:anchor-type="as-char" svg:width="6.001cm" svg:height="8.999cm" draw:z-index="14"><draw:text-box><text:p text:style-name="Frame_20_contents"/></draw:text-box></draw:frame></text:p>
          </table:table-cell>
        </table:table-row>
        <table:table-row>
          <table:table-cell table:style-name="Tabela4.A1" office:value-type="string">
            <text:p text:style-name="P12">Quadro Pista Fechado com a</text:p>
            <text:p text:style-name="P12">Moldura antes do atendimento</text:p>
          </table:table-cell>
          <table:table-cell table:style-name="Tabela4.A1" office:value-type="string">
            <text:p text:style-name="P12">Quadro Pista Fechado com a</text:p>
            <text:p text:style-name="P12">Moldura após atendimento</text:p>
          </table:table-cell>
        </table:table-row>
        <table:table-row>
          <table:table-cell table:style-name="Tabela4.A1" office:value-type="string">
            <text:p text:style-name="P17"/>
          </table:table-cell>
          <table:table-cell table:style-name="Tabela4.A1" office:value-type="string">
            <text:p text:style-name="P17"/>
          </table:table-cell>
        </table:table-row>
        <table:table-row>
          <table:table-cell table:style-name="Tabela4.A1" office:value-type="string">
            <text:p text:style-name="P12"><draw:frame draw:style-name="fr1" draw:name="py3o.image(objects.mco_form_file_pic12.mco_form_file_data, 'png', width=6, height=9, isb64=True)" text:anchor-type="as-char" svg:width="6.001cm" svg:height="8.999cm" draw:z-index="15"><draw:text-box><text:p text:style-name="Frame_20_contents"/></draw:text-box></draw:frame></text:p>
          </table:table-cell>
          <table:table-cell table:style-name="Tabela4.A1" office:value-type="string">
            <text:p text:style-name="P12"><draw:frame draw:style-name="fr1" draw:name="py3o.image(objects.mco_form_file_pic13.mco_form_file_data, 'png', width=6, height=9, isb64=True)" text:anchor-type="as-char" svg:width="6.001cm" svg:height="8.999cm" draw:z-index="16"><draw:text-box><text:p text:style-name="Frame_20_contents"/></draw:text-box></draw:frame></text:p>
          </table:table-cell>
        </table:table-row>
        <table:table-row>
          <table:table-cell table:style-name="Tabela4.A1" office:value-type="string">
            <text:p text:style-name="P12">Quadro Pista Aberto <text:s/>antes do</text:p>
            <text:p text:style-name="P12">atendimento</text:p>
          </table:table-cell>
          <table:table-cell table:style-name="Tabela4.A1" office:value-type="string">
            <text:p text:style-name="P12">Quadro Pista Aberto após</text:p>
            <text:p text:style-name="P12">atendimento</text:p>
          </table:table-cell>
        </table:table-row>
        <text:soft-page-break/>
        <table:table-row>
          <table:table-cell table:style-name="Tabela4.A1" table:number-columns-spanned="2" office:value-type="string">
            <text:p text:style-name="P12"><draw:frame draw:style-name="fr2" draw:name="py3o.image(objects.mco_form_file_pic27.mco_form_file_data, 'png', width=6, height=9, isb64=True)" text:anchor-type="as-char" svg:width="6.001cm" svg:height="8.999cm" draw:z-index="17"><draw:text-box><text:p text:style-name="Frame_20_contents"/></draw:text-box></draw:frame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12">Teste de Abastecimento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5"><text:a xlink:type="simple" xlink:href="py3o://if=%22objects.mco_form_station_roof_flag==1%22" text:style-name="Internet_20_link" text:visited-style-name="Visited_20_Internet_20_Link"><text:span text:style-name="T3">if="objects.mco_form_station_roof_flag==1"</text:span></text:a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9"/>
          </table:table-cell>
          <table:covered-table-cell/>
        </table:table-row>
        <table:table-row>
          <table:table-cell table:style-name="Tabela4.A1" office:value-type="string">
            <text:p text:style-name="P18"><draw:frame draw:style-name="fr1" draw:name="py3o.image(objects.mco_form_file_pic24.mco_form_file_data, 'png', width=6, height=9, isb64=True)" text:anchor-type="as-char" svg:width="6.001cm" svg:height="8.999cm" draw:z-index="21"><draw:text-box><text:p text:style-name="Frame_20_contents"/></draw:text-box></draw:frame></text:p>
          </table:table-cell>
          <table:table-cell table:style-name="Tabela4.A1" office:value-type="string">
            <text:p text:style-name="P18"><draw:frame draw:style-name="fr1" draw:name="py3o.image(objects.mco_form_file_pic25.mco_form_file_data, 'png', width=6, height=9, isb64=True)" text:anchor-type="as-char" svg:width="6.001cm" svg:height="8.999cm" draw:z-index="22"><draw:text-box><text:p text:style-name="Frame_20_contents"/></draw:text-box></draw:frame></text:p>
          </table:table-cell>
        </table:table-row>
        <table:table-row>
          <table:table-cell table:style-name="Tabela4.A1" office:value-type="string">
            <text:p text:style-name="P13"><text:span text:style-name="T4">Luminárias</text:span> antes do</text:p>
            <text:p text:style-name="P19">atendimento</text:p>
          </table:table-cell>
          <table:table-cell table:style-name="Tabela4.A1" office:value-type="string">
            <text:p text:style-name="P13"><text:span text:style-name="T4">Luminárias</text:span> após</text:p>
            <text:p text:style-name="P19">atendimento</text:p>
          </table:table-cell>
        </table:table-row>
        <table:table-row>
          <table:table-cell table:style-name="Tabela4.A1" table:number-columns-spanned="2" office:value-type="string">
            <text:p text:style-name="P7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</table:table-row>
      </table:table>
      <text:p text:style-name="P2"/>
      <text:p text:style-name="P6"><text:a xlink:type="simple" xlink:href="py3o:///if" text:style-name="Internet_20_link" text:visited-style-name="Visited_20_Internet_20_Link"><text:span text:style-name="T1">/if</text:span></text:a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lr-tb"/>
      <style:text-properties style:font-name="DejaVu Sans" fo:font-family="'DejaVu Sans'" style:font-style-name="Book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.101cm" loext:contextual-spacing="false" fo:line-height="100%" fo:text-indent="1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fo:font-size="16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2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0cm" fo:margin-right="0cm" fo:hyphenation-ladder-count="no-limit" fo:text-indent="0cm" style:auto-text-indent="false" style:page-number="auto" style:writing-mode="lr-tb"/>
      <style:text-properties fo:color="#111c27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fo:font-size="12pt"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bitmap" draw:opacity="0%" draw:fill-image-width="10.294cm" draw:fill-image-height="10.294cm" style:repeat="repeat" draw:fill-image-ref-point-x="0%" draw:fill-image-ref-point-y="0%" draw:fill-image-ref-point="center" draw:tile-repeat-offset="0% vertical"/>
      <style:paragraph-properties fo:background-color="transparent" style:writing-mode="lr-tb"/>
    </style:style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top" style:vertical-rel="page" style:horizontal-pos="center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1.499cm" fo:margin-left="2.499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01cm" fo:margin-left="0cm" fo:margin-right="0cm" fo:margin-bottom="0cm" style:shadow="none" fo:background-color="transparent" style:dynamic-spacing="false" draw:fill="none" draw:fill-color="#729fcf" draw:opacity="0%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154.321cm" draw:fill-image-height="218.414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width="21.001cm" svg:height="29.7cm" draw:z-index="18"><draw:image xlink:href="Pictures/10000000000009B000000DB49A3A13E0BF53CFA4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6-01T18:09:20.292216057</dc:date>
    <meta:editing-duration>P4DT21H34M43S</meta:editing-duration>
    <meta:editing-cycles>266</meta:editing-cycles>
    <meta:generator>LibreOffice/5.3.3.2$Linux_X86_64 LibreOffice_project/30m0$Build-2</meta:generator>
    <meta:print-date>2017-05-25T20:14:06.713393919</meta:print-date>
    <meta:document-statistic meta:table-count="2" meta:image-count="1" meta:object-count="0" meta:page-count="6" meta:paragraph-count="70" meta:word-count="146" meta:character-count="1126" meta:non-whitespace-character-count="1029"/>
  </office:meta>
</office:document-meta>
</file>